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nversionService.addCollectionConverters( ConverterRegistry convert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ConversionService.Default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versionService.addScalarConverters( ConverterRegistry convert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ConversionService.addDefaultConverters( ConverterRegistry convert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ConversionService.getSharedInsta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